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6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-bottom="0.0193in" fo:padding-left="0.0138in" fo:padding-right="0.0138in" fo:padding-top="0.0193in"/>
    </style:style>
  </office:automatic-styles>
  <office:body>
    <office:spreadsheet>
      <table:content-validations>
        <table:content-validation table:name="val1" table:condition="of:cell-content-is-in-list(&quot;Male&quot;;&quot;Female&quot;)" table:allow-empty-cell="true" table:display-list="sorted-ascending" table:base-cell-address="Sheet1.D13"/>
      </table:content-validations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Default"/>
        <table:table-row table:style-name="ro2">
          <table:table-cell office:value-type="string">
            <text:p>Code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content-validation-name="val1" office:value-type="string">
            <text:p>Gender</text:p>
          </table:table-cell>
          <table:table-cell office:value-type="string">
            <text:p>DOB</text:p>
          </table:table-cell>
          <table:table-cell office:value-type="string">
            <text:p>Notes</text:p>
          </table:table-cell>
          <table:table-cell office:value-type="string">
            <text:p>Email</text:p>
          </table:table-cell>
          <table:table-cell office:value-type="string">
            <text:p>Status</text:p>
          </table:table-cell>
        </table:table-row>
        <table:table-row table:style-name="ro2">
          <table:table-cell table:formula="of:=CONCATENATE(LEFT([.B2];3) ;LEFT([.C2];3))" office:value-type="string" office:string-value="CarPau">
            <text:p>CarPau</text:p>
          </table:table-cell>
          <table:table-cell office:value-type="string">
            <text:p>Carla</text:p>
          </table:table-cell>
          <table:table-cell office:value-type="string">
            <text:p>Pauline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2];1);&quot;.&quot;;[.C2];&quot;@tcc.edu.bz&quot;)" office:value-type="string" office:string-value="C.Pauline@tcc.edu.bz">
            <text:p>C.Pauline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];3) ;LEFT([.C3];3))" office:value-type="string" office:string-value="ZipSup">
            <text:p>ZipSup</text:p>
          </table:table-cell>
          <table:table-cell office:value-type="string">
            <text:p>Zipporah </text:p>
          </table:table-cell>
          <table:table-cell office:value-type="string">
            <text:p>Supaul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3];1);&quot;.&quot;;[.C3];&quot;@tcc.edu.bz&quot;)" office:value-type="string" office:string-value="Z.Supaul@tcc.edu.bz">
            <text:p>Z.Supaul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];3) ;LEFT([.C4];3))" office:value-type="string" office:string-value="JosAle">
            <text:p>JosAle</text:p>
          </table:table-cell>
          <table:table-cell office:value-type="string">
            <text:p>Jose</text:p>
          </table:table-cell>
          <table:table-cell office:value-type="string">
            <text:p>Alegra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4];1);&quot;.&quot;;[.C4];&quot;@tcc.edu.bz&quot;)" office:value-type="string" office:string-value="J.Alegra@tcc.edu.bz">
            <text:p>J.Alegr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5];3) ;LEFT([.C5];3))" office:value-type="string" office:string-value="PetCas">
            <text:p>PetCas</text:p>
          </table:table-cell>
          <table:table-cell office:value-type="string">
            <text:p>Peter</text:p>
          </table:table-cell>
          <table:table-cell office:value-type="string">
            <text:p>Castillo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5];1);&quot;.&quot;;[.C5];&quot;@tcc.edu.bz&quot;)" office:value-type="string" office:string-value="P.Castillo@tcc.edu.bz">
            <text:p>P.Castill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6];3) ;LEFT([.C6];3))" office:value-type="string" office:string-value="ErlSmi">
            <text:p>ErlSmi</text:p>
          </table:table-cell>
          <table:table-cell office:value-type="string">
            <text:p>Erlinda</text:p>
          </table:table-cell>
          <table:table-cell office:value-type="string">
            <text:p>Smith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6];1);&quot;.&quot;;[.C6];&quot;@tcc.edu.bz&quot;)" office:value-type="string" office:string-value="E.Smith@tcc.edu.bz">
            <text:p>E.Smith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7];3) ;LEFT([.C7];3))" office:value-type="string" office:string-value="CarNav">
            <text:p>CarNav</text:p>
          </table:table-cell>
          <table:table-cell office:value-type="string">
            <text:p>Carla</text:p>
          </table:table-cell>
          <table:table-cell office:value-type="string">
            <text:p>Navarro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7];1);&quot;.&quot;;[.C7];&quot;@tcc.edu.bz&quot;)" office:value-type="string" office:string-value="C.Navarro@tcc.edu.bz">
            <text:p>C.Navarr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8];3) ;LEFT([.C8];3))" office:value-type="string" office:string-value="RoyPol">
            <text:p>RoyPol</text:p>
          </table:table-cell>
          <table:table-cell office:value-type="string">
            <text:p>Roy</text:p>
          </table:table-cell>
          <table:table-cell office:value-type="string">
            <text:p>Polonio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8];1);&quot;.&quot;;[.C8];&quot;@tcc.edu.bz&quot;)" office:value-type="string" office:string-value="R.Polonio@tcc.edu.bz">
            <text:p>R.Poloni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9];3) ;LEFT([.C9];3))" office:value-type="string" office:string-value="PetCha">
            <text:p>PetCha</text:p>
          </table:table-cell>
          <table:table-cell office:value-type="string">
            <text:p>Petrona</text:p>
          </table:table-cell>
          <table:table-cell office:value-type="string">
            <text:p>Chavarria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9];1);&quot;.&quot;;[.C9];&quot;@tcc.edu.bz&quot;)" office:value-type="string" office:string-value="P.Chavarria@tcc.edu.bz">
            <text:p>P.Chavarri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0];3) ;LEFT([.C10];3))" office:value-type="string" office:string-value="AllHog">
            <text:p>AllHog</text:p>
          </table:table-cell>
          <table:table-cell office:value-type="string">
            <text:p>Allison</text:p>
          </table:table-cell>
          <table:table-cell office:value-type="string">
            <text:p>Hogan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0];1);&quot;.&quot;;[.C10];&quot;@tcc.edu.bz&quot;)" office:value-type="string" office:string-value="A.Hogan@tcc.edu.bz">
            <text:p>A.Hogan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1];3) ;LEFT([.C11];3))" office:value-type="string" office:string-value="LisKil">
            <text:p>LisKil</text:p>
          </table:table-cell>
          <table:table-cell office:value-type="string">
            <text:p>Lisa</text:p>
          </table:table-cell>
          <table:table-cell office:value-type="string">
            <text:p>Kile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1];1);&quot;.&quot;;[.C11];&quot;@tcc.edu.bz&quot;)" office:value-type="string" office:string-value="L.Kile@tcc.edu.bz">
            <text:p>L.Kile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2];3) ;LEFT([.C12];3))" office:value-type="string" office:string-value="DavFor">
            <text:p>DavFor</text:p>
          </table:table-cell>
          <table:table-cell office:value-type="string">
            <text:p>Dave</text:p>
          </table:table-cell>
          <table:table-cell office:value-type="string">
            <text:p>Forman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12];1);&quot;.&quot;;[.C12];&quot;@tcc.edu.bz&quot;)" office:value-type="string" office:string-value="D.Forman@tcc.edu.bz">
            <text:p>D.Forman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3];3) ;LEFT([.C13];3))" office:value-type="string" office:string-value="HilGar">
            <text:p>HilGar</text:p>
          </table:table-cell>
          <table:table-cell office:value-type="string">
            <text:p>Hilton</text:p>
          </table:table-cell>
          <table:table-cell office:value-type="string">
            <text:p>Garbutt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13];1);&quot;.&quot;;[.C13];&quot;@tcc.edu.bz&quot;)" office:value-type="string" office:string-value="H.Garbutt@tcc.edu.bz">
            <text:p>H.Garbutt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4];3) ;LEFT([.C14];3))" office:value-type="string" office:string-value="GleGuy">
            <text:p>GleGuy</text:p>
          </table:table-cell>
          <table:table-cell office:value-type="string">
            <text:p>Glenda</text:p>
          </table:table-cell>
          <table:table-cell office:value-type="string">
            <text:p>Guy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4];1);&quot;.&quot;;[.C14];&quot;@tcc.edu.bz&quot;)" office:value-type="string" office:string-value="G.Guy@tcc.edu.bz">
            <text:p>G.Guy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5];3) ;LEFT([.C15];3))" office:value-type="string" office:string-value="GloAvi">
            <text:p>GloAvi</text:p>
          </table:table-cell>
          <table:table-cell office:value-type="string">
            <text:p>Gloria</text:p>
          </table:table-cell>
          <table:table-cell office:value-type="string">
            <text:p>Avila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5];1);&quot;.&quot;;[.C15];&quot;@tcc.edu.bz&quot;)" office:value-type="string" office:string-value="G.Avila@tcc.edu.bz">
            <text:p>G.Avil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6];3) ;LEFT([.C16];3))" office:value-type="string" office:string-value="LerJua">
            <text:p>LerJua</text:p>
          </table:table-cell>
          <table:table-cell office:value-type="string">
            <text:p>Leria</text:p>
          </table:table-cell>
          <table:table-cell office:value-type="string">
            <text:p>Juarez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6];1);&quot;.&quot;;[.C16];&quot;@tcc.edu.bz&quot;)" office:value-type="string" office:string-value="L.Juarez@tcc.edu.bz">
            <text:p>L.Juarez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7];3) ;LEFT([.C17];3))" office:value-type="string" office:string-value="VinNun">
            <text:p>VinNun</text:p>
          </table:table-cell>
          <table:table-cell office:value-type="string">
            <text:p>Vincent</text:p>
          </table:table-cell>
          <table:table-cell office:value-type="string">
            <text:p>Nunez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17];1);&quot;.&quot;;[.C17];&quot;@tcc.edu.bz&quot;)" office:value-type="string" office:string-value="V.Nunez@tcc.edu.bz">
            <text:p>V.Nunez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8];3) ;LEFT([.C18];3))" office:value-type="string" office:string-value="JesTho">
            <text:p>JesTho</text:p>
          </table:table-cell>
          <table:table-cell office:value-type="string">
            <text:p>Jessica</text:p>
          </table:table-cell>
          <table:table-cell office:value-type="string">
            <text:p>Thompson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8];1);&quot;.&quot;;[.C18];&quot;@tcc.edu.bz&quot;)" office:value-type="string" office:string-value="J.Thompson@tcc.edu.bz">
            <text:p>J.Thompson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19];3) ;LEFT([.C19];3))" office:value-type="string" office:string-value="AriArz">
            <text:p>AriArz</text:p>
          </table:table-cell>
          <table:table-cell office:value-type="string">
            <text:p>Arieni</text:p>
          </table:table-cell>
          <table:table-cell office:value-type="string">
            <text:p>Arzu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19];1);&quot;.&quot;;[.C19];&quot;@tcc.edu.bz&quot;)" office:value-type="string" office:string-value="A.Arzu@tcc.edu.bz">
            <text:p>A.Arzu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0];3) ;LEFT([.C20];3))" office:value-type="string" office:string-value="JanPal">
            <text:p>JanPal</text:p>
          </table:table-cell>
          <table:table-cell office:value-type="string">
            <text:p>Janine</text:p>
          </table:table-cell>
          <table:table-cell office:value-type="string">
            <text:p>Palma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20];1);&quot;.&quot;;[.C20];&quot;@tcc.edu.bz&quot;)" office:value-type="string" office:string-value="J.Palma@tcc.edu.bz">
            <text:p>J.Palm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1];3) ;LEFT([.C21];3))" office:value-type="string" office:string-value="LinWil">
            <text:p>LinWil</text:p>
          </table:table-cell>
          <table:table-cell office:value-type="string">
            <text:p>Linsford</text:p>
          </table:table-cell>
          <table:table-cell office:value-type="string">
            <text:p>Williams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21];1);&quot;.&quot;;[.C21];&quot;@tcc.edu.bz&quot;)" office:value-type="string" office:string-value="L.Williams@tcc.edu.bz">
            <text:p>L.Williams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2];3) ;LEFT([.C22];3))" office:value-type="string" office:string-value="LukPal">
            <text:p>LukPal</text:p>
          </table:table-cell>
          <table:table-cell office:value-type="string">
            <text:p>Luke</text:p>
          </table:table-cell>
          <table:table-cell office:value-type="string">
            <text:p>Palacio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22];1);&quot;.&quot;;[.C22];&quot;@tcc.edu.bz&quot;)" office:value-type="string" office:string-value="L.Palacio@tcc.edu.bz">
            <text:p>L.Palaci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3];3) ;LEFT([.C23];3))" office:value-type="string" office:string-value="AltBri">
            <text:p>AltBri</text:p>
          </table:table-cell>
          <table:table-cell office:value-type="string">
            <text:p>Althea</text:p>
          </table:table-cell>
          <table:table-cell office:value-type="string">
            <text:p>Briceno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23];1);&quot;.&quot;;[.C23];&quot;@tcc.edu.bz&quot;)" office:value-type="string" office:string-value="A.Briceno@tcc.edu.bz">
            <text:p>A.Bricen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4];3) ;LEFT([.C24];3))" office:value-type="string" office:string-value="AllZun">
            <text:p>AllZun</text:p>
          </table:table-cell>
          <table:table-cell office:value-type="string">
            <text:p>Allen</text:p>
          </table:table-cell>
          <table:table-cell office:value-type="string">
            <text:p>Zuniga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24];1);&quot;.&quot;;[.C24];&quot;@tcc.edu.bz&quot;)" office:value-type="string" office:string-value="A.Zuniga@tcc.edu.bz">
            <text:p>A.Zunig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5];3) ;LEFT([.C25];3))" office:value-type="string" office:string-value="HarLin">
            <text:p>HarLin</text:p>
          </table:table-cell>
          <table:table-cell office:value-type="string">
            <text:p>Harriet</text:p>
          </table:table-cell>
          <table:table-cell office:value-type="string">
            <text:p>Lino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25];1);&quot;.&quot;;[.C25];&quot;@tcc.edu.bz&quot;)" office:value-type="string" office:string-value="H.Lino@tcc.edu.bz">
            <text:p>H.Lin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6];3) ;LEFT([.C26];3))" office:value-type="string" office:string-value="LeoSan">
            <text:p>LeoSan</text:p>
          </table:table-cell>
          <table:table-cell office:value-type="string">
            <text:p>Leonides</text:p>
          </table:table-cell>
          <table:table-cell office:value-type="string">
            <text:p>Sanchez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26];1);&quot;.&quot;;[.C26];&quot;@tcc.edu.bz&quot;)" office:value-type="string" office:string-value="L.Sanchez@tcc.edu.bz">
            <text:p>L.Sanchez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7];3) ;LEFT([.C27];3))" office:value-type="string" office:string-value="ShaSan">
            <text:p>ShaSan</text:p>
          </table:table-cell>
          <table:table-cell office:value-type="string">
            <text:p>Shaunna</text:p>
          </table:table-cell>
          <table:table-cell office:value-type="string">
            <text:p>Sanchez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27];1);&quot;.&quot;;[.C27];&quot;@tcc.edu.bz&quot;)" office:value-type="string" office:string-value="S.Sanchez@tcc.edu.bz">
            <text:p>S.Sanchez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8];3) ;LEFT([.C28];3))" office:value-type="string" office:string-value="KeiZun">
            <text:p>KeiZun</text:p>
          </table:table-cell>
          <table:table-cell office:value-type="string">
            <text:p>Keisha</text:p>
          </table:table-cell>
          <table:table-cell office:value-type="string">
            <text:p>Zuniga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28];1);&quot;.&quot;;[.C28];&quot;@tcc.edu.bz&quot;)" office:value-type="string" office:string-value="K.Zuniga@tcc.edu.bz">
            <text:p>K.Zunig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29];3) ;LEFT([.C29];3))" office:value-type="string" office:string-value="MarPal">
            <text:p>MarPal</text:p>
          </table:table-cell>
          <table:table-cell office:value-type="string">
            <text:p>Marcel</text:p>
          </table:table-cell>
          <table:table-cell office:value-type="string">
            <text:p>Palma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29];1);&quot;.&quot;;[.C29];&quot;@tcc.edu.bz&quot;)" office:value-type="string" office:string-value="M.Palma@tcc.edu.bz">
            <text:p>M.Palm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0];3) ;LEFT([.C30];3))" office:value-type="string" office:string-value="AgnNor">
            <text:p>AgnNor</text:p>
          </table:table-cell>
          <table:table-cell office:value-type="string">
            <text:p>Agnes</text:p>
          </table:table-cell>
          <table:table-cell office:value-type="string">
            <text:p>Noralez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30];1);&quot;.&quot;;[.C30];&quot;@tcc.edu.bz&quot;)" office:value-type="string" office:string-value="A.Noralez@tcc.edu.bz">
            <text:p>A.Noralez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1];3) ;LEFT([.C31];3))" office:value-type="string" office:string-value="CorWes">
            <text:p>CorWes</text:p>
          </table:table-cell>
          <table:table-cell office:value-type="string">
            <text:p>Corine</text:p>
          </table:table-cell>
          <table:table-cell office:value-type="string">
            <text:p>Westby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31];1);&quot;.&quot;;[.C31];&quot;@tcc.edu.bz&quot;)" office:value-type="string" office:string-value="C.Westby@tcc.edu.bz">
            <text:p>C.Westby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2];3) ;LEFT([.C32];3))" office:value-type="string" office:string-value="InaCay">
            <text:p>InaCay</text:p>
          </table:table-cell>
          <table:table-cell office:value-type="string">
            <text:p>Inar</text:p>
          </table:table-cell>
          <table:table-cell office:value-type="string">
            <text:p>Cayetano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32];1);&quot;.&quot;;[.C32];&quot;@tcc.edu.bz&quot;)" office:value-type="string" office:string-value="I.Cayetano@tcc.edu.bz">
            <text:p>I.Cayetan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3];3) ;LEFT([.C33];3))" office:value-type="string" office:string-value="MikWil">
            <text:p>MikWil</text:p>
          </table:table-cell>
          <table:table-cell office:value-type="string">
            <text:p>Mike</text:p>
          </table:table-cell>
          <table:table-cell office:value-type="string">
            <text:p>Williams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33];1);&quot;.&quot;;[.C33];&quot;@tcc.edu.bz&quot;)" office:value-type="string" office:string-value="M.Williams@tcc.edu.bz">
            <text:p>M.Williams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4];3) ;LEFT([.C34];3))" office:value-type="string" office:string-value="ShiCas">
            <text:p>ShiCas</text:p>
          </table:table-cell>
          <table:table-cell office:value-type="string">
            <text:p>Shirlene</text:p>
          </table:table-cell>
          <table:table-cell office:value-type="string">
            <text:p>Casimiro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34];1);&quot;.&quot;;[.C34];&quot;@tcc.edu.bz&quot;)" office:value-type="string" office:string-value="S.Casimiro@tcc.edu.bz">
            <text:p>S.Casimir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5];3) ;LEFT([.C35];3))" office:value-type="string" office:string-value="KenRoc">
            <text:p>KenRoc</text:p>
          </table:table-cell>
          <table:table-cell office:value-type="string">
            <text:p>Kenton</text:p>
          </table:table-cell>
          <table:table-cell office:value-type="string">
            <text:p>Roches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35];1);&quot;.&quot;;[.C35];&quot;@tcc.edu.bz&quot;)" office:value-type="string" office:string-value="K.Roches@tcc.edu.bz">
            <text:p>K.Roches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6];3) ;LEFT([.C36];3))" office:value-type="string" office:string-value="TecSho">
            <text:p>TecSho</text:p>
          </table:table-cell>
          <table:table-cell office:value-type="string">
            <text:p>Tecla</text:p>
          </table:table-cell>
          <table:table-cell office:value-type="string">
            <text:p>Shol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36];1);&quot;.&quot;;[.C36];&quot;@tcc.edu.bz&quot;)" office:value-type="string" office:string-value="T.Shol@tcc.edu.bz">
            <text:p>T.Shol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7];3) ;LEFT([.C37];3))" office:value-type="string" office:string-value="PasRey">
            <text:p>PasRey</text:p>
          </table:table-cell>
          <table:table-cell office:value-type="string">
            <text:p>Pastor</text:p>
          </table:table-cell>
          <table:table-cell office:value-type="string">
            <text:p>Reyes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37];1);&quot;.&quot;;[.C37];&quot;@tcc.edu.bz&quot;)" office:value-type="string" office:string-value="P.Reyes@tcc.edu.bz">
            <text:p>P.Reyes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8];3) ;LEFT([.C38];3))" office:value-type="string" office:string-value="DorAra">
            <text:p>DorAra</text:p>
          </table:table-cell>
          <table:table-cell office:value-type="string">
            <text:p>Doreen</text:p>
          </table:table-cell>
          <table:table-cell office:value-type="string">
            <text:p>Arana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38];1);&quot;.&quot;;[.C38];&quot;@tcc.edu.bz&quot;)" office:value-type="string" office:string-value="D.Arana@tcc.edu.bz">
            <text:p>D.Aran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39];3) ;LEFT([.C39];3))" office:value-type="string" office:string-value="CatPop">
            <text:p>CatPop</text:p>
          </table:table-cell>
          <table:table-cell office:value-type="string">
            <text:p>Catarino</text:p>
          </table:table-cell>
          <table:table-cell office:value-type="string">
            <text:p>Pop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39];1);&quot;.&quot;;[.C39];&quot;@tcc.edu.bz&quot;)" office:value-type="string" office:string-value="C.Pop@tcc.edu.bz">
            <text:p>C.Pop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0];3) ;LEFT([.C40];3))" office:value-type="string" office:string-value="RosNol">
            <text:p>RosNol</text:p>
          </table:table-cell>
          <table:table-cell office:value-type="string">
            <text:p>Rose</text:p>
          </table:table-cell>
          <table:table-cell office:value-type="string">
            <text:p>Nolberto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0];1);&quot;.&quot;;[.C40];&quot;@tcc.edu.bz&quot;)" office:value-type="string" office:string-value="R.Nolberto@tcc.edu.bz">
            <text:p>R.Nolbert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1];3) ;LEFT([.C41];3))" office:value-type="string" office:string-value="JoaMon">
            <text:p>JoaMon</text:p>
          </table:table-cell>
          <table:table-cell office:value-type="string">
            <text:p>Joanna</text:p>
          </table:table-cell>
          <table:table-cell office:value-type="string">
            <text:p>Monk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1];1);&quot;.&quot;;[.C41];&quot;@tcc.edu.bz&quot;)" office:value-type="string" office:string-value="J.Monk@tcc.edu.bz">
            <text:p>J.Monk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2];3) ;LEFT([.C42];3))" office:value-type="string" office:string-value="FraPol">
            <text:p>FraPol</text:p>
          </table:table-cell>
          <table:table-cell office:value-type="string">
            <text:p>Franklin</text:p>
          </table:table-cell>
          <table:table-cell office:value-type="string">
            <text:p>Polonio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42];1);&quot;.&quot;;[.C42];&quot;@tcc.edu.bz&quot;)" office:value-type="string" office:string-value="F.Polonio@tcc.edu.bz">
            <text:p>F.Poloni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3];3) ;LEFT([.C43];3))" office:value-type="string" office:string-value="FraRas">
            <text:p>FraRas</text:p>
          </table:table-cell>
          <table:table-cell office:value-type="string">
            <text:p>Francisca</text:p>
          </table:table-cell>
          <table:table-cell office:value-type="string">
            <text:p>Rash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3];1);&quot;.&quot;;[.C43];&quot;@tcc.edu.bz&quot;)" office:value-type="string" office:string-value="F.Rash@tcc.edu.bz">
            <text:p>F.Rash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4];3) ;LEFT([.C44];3))" office:value-type="string" office:string-value="DanGut">
            <text:p>DanGut</text:p>
          </table:table-cell>
          <table:table-cell office:value-type="string">
            <text:p>Danila</text:p>
          </table:table-cell>
          <table:table-cell office:value-type="string">
            <text:p>Gutierrez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4];1);&quot;.&quot;;[.C44];&quot;@tcc.edu.bz&quot;)" office:value-type="string" office:string-value="D.Gutierrez@tcc.edu.bz">
            <text:p>D.Gutierrez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5];3) ;LEFT([.C45];3))" office:value-type="string" office:string-value="MicCay">
            <text:p>MicCay</text:p>
          </table:table-cell>
          <table:table-cell office:value-type="string">
            <text:p>Micheal</text:p>
          </table:table-cell>
          <table:table-cell office:value-type="string">
            <text:p>Cayetano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45];1);&quot;.&quot;;[.C45];&quot;@tcc.edu.bz&quot;)" office:value-type="string" office:string-value="M.Cayetano@tcc.edu.bz">
            <text:p>M.Cayetan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6];3) ;LEFT([.C46];3))" office:value-type="string" office:string-value="ZarCas">
            <text:p>ZarCas</text:p>
          </table:table-cell>
          <table:table-cell office:value-type="string">
            <text:p>Zarrah</text:p>
          </table:table-cell>
          <table:table-cell office:value-type="string">
            <text:p>Castillo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6];1);&quot;.&quot;;[.C46];&quot;@tcc.edu.bz&quot;)" office:value-type="string" office:string-value="Z.Castillo@tcc.edu.bz">
            <text:p>Z.Castillo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7];3) ;LEFT([.C47];3))" office:value-type="string" office:string-value="JuaCaa">
            <text:p>JuaCaa</text:p>
          </table:table-cell>
          <table:table-cell office:value-type="string">
            <text:p>Juana</text:p>
          </table:table-cell>
          <table:table-cell office:value-type="string">
            <text:p>Caal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7];1);&quot;.&quot;;[.C47];&quot;@tcc.edu.bz&quot;)" office:value-type="string" office:string-value="J.Caal@tcc.edu.bz">
            <text:p>J.Caal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8];3) ;LEFT([.C48];3))" office:value-type="string" office:string-value="JaiRey">
            <text:p>JaiRey</text:p>
          </table:table-cell>
          <table:table-cell office:value-type="string">
            <text:p>Jairo</text:p>
          </table:table-cell>
          <table:table-cell office:value-type="string">
            <text:p>Reyes</text:p>
          </table:table-cell>
          <table:table-cell table:content-validation-name="val1" office:value-type="string">
            <text:p>Male</text:p>
          </table:table-cell>
          <table:table-cell office:value-type="string">
            <text:p>0000-00-00</text:p>
          </table:table-cell>
          <table:table-cell/>
          <table:table-cell table:formula="of:=CONCATENATE(LEFT([.B48];1);&quot;.&quot;;[.C48];&quot;@tcc.edu.bz&quot;)" office:value-type="string" office:string-value="J.Reyes@tcc.edu.bz">
            <text:p>J.Reyes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49];3) ;LEFT([.C49];3))" office:value-type="string" office:string-value="AneGar">
            <text:p>AneGar</text:p>
          </table:table-cell>
          <table:table-cell office:value-type="string">
            <text:p>Anelita</text:p>
          </table:table-cell>
          <table:table-cell office:value-type="string">
            <text:p>Garcia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49];1);&quot;.&quot;;[.C49];&quot;@tcc.edu.bz&quot;)" office:value-type="string" office:string-value="A.Garcia@tcc.edu.bz">
            <text:p>A.Garcia@tcc.edu.bz</text:p>
          </table:table-cell>
          <table:table-cell office:value-type="string">
            <text:p>Active</text:p>
          </table:table-cell>
        </table:table-row>
        <table:table-row table:style-name="ro2">
          <table:table-cell table:formula="of:=CONCATENATE(LEFT([.B50];3) ;LEFT([.C50];3))" office:value-type="string" office:string-value="TanPar">
            <text:p>TanPar</text:p>
          </table:table-cell>
          <table:table-cell office:value-type="string">
            <text:p>Tanya</text:p>
          </table:table-cell>
          <table:table-cell office:value-type="string">
            <text:p>Parham</text:p>
          </table:table-cell>
          <table:table-cell table:content-validation-name="val1" office:value-type="string">
            <text:p>Female</text:p>
          </table:table-cell>
          <table:table-cell office:value-type="string">
            <text:p>0000-00-00</text:p>
          </table:table-cell>
          <table:table-cell/>
          <table:table-cell table:formula="of:=CONCATENATE(LEFT([.B50];1);&quot;.&quot;;[.C50];&quot;@tcc.edu.bz&quot;)" office:value-type="string" office:string-value="T.Parham@tcc.edu.bz">
            <text:p>T.Parham@tcc.edu.bz</text:p>
          </table:table-cell>
          <table:table-cell office:value-type="string">
            <text:p>Active</text:p>
          </table:table-cell>
        </table:table-row>
        <table:table-row table:style-name="ro2" table:number-rows-repeated="1048525">
          <table:table-cell table:number-columns-repeated="3"/>
          <table:table-cell table:content-validation-name="val1"/>
          <table:table-cell table:number-columns-repeated="4"/>
        </table:table-row>
        <table:table-row table:style-name="ro2">
          <table:table-cell table:number-columns-repeated="3"/>
          <table:table-cell table:content-validation-name="val1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office:value-type="string">
            <text:p>Male</text:p>
          </table:table-cell>
        </table:table-row>
        <table:table-row table:style-name="ro1">
          <table:table-cell office:value-type="string">
            <text:p>Femal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06/17/2011</text:date>, <text:time>16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7T15:49:20</meta:creation-date>
    <dc:date>2011-06-17T16:16:17</dc:date>
    <meta:editing-duration>PT25M44S</meta:editing-duration>
    <meta:editing-cycles>11</meta:editing-cycles>
    <meta:generator>LibreOffice/3.3$Linux LibreOffice_project/330m19$Build-202</meta:generator>
    <meta:document-statistic meta:table-count="3" meta:cell-count="353" meta:object-count="0"/>
  </office:meta>
</office:document-meta>
</file>